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end" fo:line-height="100%" fo:text-indent="0.5in"/>
      <style:text-properties fo:font-size="10pt" style:font-size-asian="10pt"/>
    </style:style>
    <style:style style:name="P2" style:parent-style-name="Normal" style:family="paragraph">
      <style:paragraph-properties fo:text-align="end" fo:line-height="100%" fo:text-indent="0.5in"/>
      <style:text-properties fo:font-size="10pt" style:font-size-asian="10pt"/>
    </style:style>
    <style:style style:name="P3" style:parent-style-name="Normal" style:family="paragraph">
      <style:paragraph-properties fo:text-align="center" fo:text-indent="0.5in"/>
      <style:text-properties fo:font-size="14pt" style:font-size-asian="14pt"/>
    </style:style>
    <style:style style:name="P4" style:parent-style-name="Normal" style:family="paragraph">
      <style:paragraph-properties fo:text-indent="0.5in"/>
    </style:style>
    <style:style style:name="T5" style:parent-style-name="DefaultParagraphFont" style:family="text">
      <style:text-properties fo:font-size="12pt" style:font-size-asian="12pt"/>
    </style:style>
    <style:style style:name="T6" style:parent-style-name="DefaultParagraphFont" style:family="text">
      <style:text-properties fo:font-size="12pt" style:font-size-asian="12pt"/>
    </style:style>
    <style:style style:name="T7" style:parent-style-name="DefaultParagraphFont" style:family="text">
      <style:text-properties fo:font-size="12pt" style:font-size-asian="12pt"/>
    </style:style>
    <style:style style:name="T8" style:parent-style-name="DefaultParagraphFont" style:family="text">
      <style:text-properties fo:font-size="12pt" style:font-size-asian="12pt"/>
    </style:style>
    <style:style style:name="T9" style:parent-style-name="DefaultParagraphFont" style:family="text">
      <style:text-properties fo:font-size="12pt" style:font-size-asian="12pt"/>
    </style:style>
    <style:style style:name="T10" style:parent-style-name="DefaultParagraphFont" style:family="text">
      <style:text-properties fo:font-size="12pt" style:font-size-asian="12pt"/>
    </style:style>
    <style:style style:name="T11" style:parent-style-name="DefaultParagraphFont" style:family="text">
      <style:text-properties fo:font-size="12pt" style:font-size-asian="12pt"/>
    </style:style>
    <style:style style:name="T12" style:parent-style-name="DefaultParagraphFont" style:family="text">
      <style:text-properties fo:font-size="12pt" style:font-size-asian="12pt"/>
    </style:style>
    <style:style style:name="T13" style:parent-style-name="DefaultParagraphFont" style:family="text">
      <style:text-properties fo:font-size="12pt" style:font-size-asian="12pt"/>
    </style:style>
    <style:style style:name="T14" style:parent-style-name="DefaultParagraphFont" style:family="text">
      <style:text-properties fo:font-size="12pt" style:font-size-asian="12pt"/>
    </style:style>
    <style:style style:name="T15" style:parent-style-name="DefaultParagraphFont" style:family="text">
      <style:text-properties fo:font-size="12pt" style:font-size-asian="12pt"/>
    </style:style>
    <style:style style:name="T16" style:parent-style-name="DefaultParagraphFont" style:family="text">
      <style:text-properties fo:font-size="12pt" style:font-size-asian="12pt"/>
    </style:style>
    <style:style style:name="T17" style:parent-style-name="DefaultParagraphFont" style:family="text">
      <style:text-properties fo:font-size="12pt" style:font-size-asian="12pt"/>
    </style:style>
    <style:style style:name="T18" style:parent-style-name="DefaultParagraphFont" style:family="text">
      <style:text-properties fo:font-size="12pt" style:font-size-asian="12pt"/>
    </style:style>
    <style:style style:name="T19" style:parent-style-name="DefaultParagraphFont" style:family="text">
      <style:text-properties fo:font-size="12pt" style:font-size-asian="12pt"/>
    </style:style>
    <style:style style:name="T20" style:parent-style-name="DefaultParagraphFont" style:family="text">
      <style:text-properties fo:font-size="12pt" style:font-size-asian="12pt"/>
    </style:style>
    <style:style style:name="T21" style:parent-style-name="DefaultParagraphFont" style:family="text">
      <style:text-properties fo:font-size="12pt" style:font-size-asian="12pt"/>
    </style:style>
  </office:automatic-styles>
  <office:body>
    <office:text text:use-soft-page-breaks="true">
      <text:p text:style-name="P1">Stephen Clark</text:p>
      <text:p text:style-name="P2">Block B</text:p>
      <text:p text:style-name="P3">Watson and Crick Response</text:p>
      <text:p text:style-name="P4"><text:span text:style-name="T5">The Watson and Crick paper was interesting because it was how Watson and Crick proposed their idea on the structure of DNA to the scientific community. The most interesting part of the article is the passing reference to other scientists in the beginning a</text:span><text:span text:style-name="T6">nd end of the paper</text:span><text:span text:style-name="T7">. The citations seem to just give the bare minimum amount of credit to others while holding all the glory of the new DNA model to Watson and Crick. This writing fashion seems very improper but is understandable once it is realize that there was, at the time, a race to figure out the structure of DNA. From these citations, however, it can be concluded that finding the structure of DNA was not only the work of Watson and Crick, but of all the other scientists</text:span><text:span text:style-name="T8"><text:s/>(Fraser, Pauling, and Corey)</text:span><text:span text:style-name="T9"><text:s/>who collected X-ray data and postulated the phosphates near the axis</text:span><text:span text:style-name="T10">. The others scientists involvement is evident</text:span><text:span text:style-name="T11"><text:s/>because all</text:span><text:span text:style-name="T12"><text:s/>of</text:span><text:span text:style-name="T13"><text:s/></text:span><text:span text:style-name="T14">their</text:span><text:span text:style-name="T15"><text:s/>incorrect models along with<text:s/></text:span><text:span text:style-name="T16">their<text:s/></text:span><text:span text:style-name="T17">data lead Watson and Crick to the<text:s/></text:span><text:span text:style-name="T18">now deemed</text:span><text:span text:style-name="T19"><text:s/>correct model. Despite this egotistical tone</text:span><text:span text:style-name="T20"><text:s/>set by Watson and Cricks small citations</text:span><text:span text:style-name="T21">, the article was very interesting as an insight into the initial discovery of the molecular structure of D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tephen Clark</meta:initial-creator>
    <dc:creator>Stephen Clark</dc:creator>
    <meta:creation-date>2013-09-24T04:18:00Z</meta:creation-date>
    <dc:date>2013-09-24T04:18:00Z</dc:date>
    <meta:template xlink:href="Normal.dotm" xlink:type="simple"/>
    <meta:editing-cycles>2</meta:editing-cycles>
    <meta:editing-duration>PT0S</meta:editing-duration>
    <meta:document-statistic meta:page-count="1" meta:paragraph-count="2" meta:word-count="182" meta:character-count="1223" meta:row-count="8" meta:non-whitespace-character-count="1043"/>
  </office:meta>
</office:document-meta>
</file>